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at June 9, 2018</text:span> 6 miles <text:s/></text:p>
      <text:p text:style-name="P1">I ran on a hilly 3 mile course two times. <text:s/>It was out and back on Limber Road. </text:p>
      <text:p text:style-name="P1">First 3 miles averaged 10:15/mile</text:p>
      <text:p text:style-name="P1">Second 3 miles averaged 9:09/mile</text:p>
      <text:p text:style-name="P1">Sum of all ascents for 6 miles: 556 feet</text:p>
      <text:p text:style-name="P1"/>
      <text:p text:style-name="P1">Sun June 10, 2018 <text:span text:style-name="T1">5.5 miles</text:span></text:p>
      <text:p text:style-name="P1">I walked and ran 5.5 miles on slightly hilly roads and averaged 11:50/mile.</text:p>
      <text:p text:style-name="P1">At the beginning of each half mile I walked about 0.1 miles. So I walked about 1.1 miles and ran about 4.4 miles.</text:p>
      <text:p text:style-name="P1"/>
      <text:p text:style-name="P1">Mon June 11, 2018 <text:span text:style-name="T1">6 miles</text:span> <text:s/></text:p>
      <text:p text:style-name="P1">I ran ½ mile to the Wise Center and rested a few minutes.</text:p>
      <text:p text:style-name="P1">On a treadmill I ran 2 miles at various paces between 10:00/mile and 7:41/mile. <text:s/>The average pace was 9:00/mile. <text:s/>I rested 5 minutes and then</text:p>
      <text:p text:style-name="P1">ran 6 x ¼ mile at 8:00/mile pace with a ¼ mile jog before each run. <text:s/>The jogs were about 3:00. <text:s/></text:p>
      <text:p text:style-name="P1">Warm down: ½ mile in 5:30.</text:p>
      <text:p text:style-name="P1"/>
      <text:p text:style-name="P1">Tues June 12, 2018 <text:span text:style-name="T1">6.5 miles</text:span> <text:s/></text:p>
      <text:p text:style-name="P1">I ran with Mark Ams. <text:s/></text:p>
      <text:p text:style-name="P1">Warmed up: ½ mile jog</text:p>
      <text:p text:style-name="P1">Run: Out and back on Limber Road 5.5 miles averaging 10:04/mile</text:p>
      <text:p text:style-name="P1">Sum of ascents along the 5.5 miles: 540 feet</text:p>
      <text:p text:style-name="P1">Warm down: ½ mile jog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2T13:37:36.61</dc:date>
    <dc:creator>James Lombardi</dc:creator>
    <meta:editing-duration>P3DT6H36M41S</meta:editing-duration>
    <meta:editing-cycles>302</meta:editing-cycles>
    <meta:generator>OpenOffice/4.1.2$Win32 OpenOffice.org_project/412m3$Build-9782</meta:generator>
    <meta:document-statistic meta:table-count="0" meta:image-count="0" meta:object-count="0" meta:page-count="1" meta:paragraph-count="19" meta:word-count="197" meta:character-count="975"/>
  </office:meta>
</office:document-meta>
</file>